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</style:style>
    <style:style style:name="P2" style:family="paragraph" style:parent-style-name="Standard">
      <style:text-properties fo:font-size="15pt" style:font-size-asian="15pt"/>
    </style:style>
    <style:style style:name="P3" style:family="paragraph" style:parent-style-name="Sottoargomento_20_2" style:list-style-name="WW8Num1"/>
    <style:style style:name="P4" style:family="paragraph" style:parent-style-name="Sottoargomento_20_2">
      <style:text-properties fo:font-size="15pt" style:font-size-asian="15pt"/>
    </style:style>
    <style:style style:name="P5" style:family="paragraph" style:parent-style-name="Standard" style:list-style-name="WW8Num1"/>
    <style:style style:name="T1" style:family="text">
      <style:text-properties fo:font-size="15pt" fo:font-weight="bold" style:font-size-asian="15pt" style:font-weight-asian="bold" style:font-weight-complex="bold"/>
    </style:style>
    <style:style style:name="T2" style:family="text">
      <style:text-properties fo:font-size="15pt" style:text-underline-style="solid" style:text-underline-width="auto" style:text-underline-color="font-color" style:font-size-asian="15pt"/>
    </style:style>
    <style:style style:name="T3" style:family="text">
      <style:text-properties fo:font-size="15pt" style:font-size-asian="15pt"/>
    </style:style>
    <style:style style:name="T4" style:family="text">
      <style:text-properties fo:font-size="15pt" fo:font-style="italic" style:font-size-asian="15pt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P2"/>
      <text:list text:style-name="WW8Num1">
        <text:list-item>
          <text:p text:style-name="P3"><text:span text:style-name="T2">Riprodurre</text:span><text:span text:style-name="T3"> il seguente documento:</text:span></text:p>
        </text:list-item>
      </text:list>
      <text:p text:style-name="P2"/>
      <text:p text:style-name="P2">LA TECNOLOGIA CONTRO I TOPI D’APPARTAMENTO</text:p>
      <text:p text:style-name="P2">Agosto: c’è chi parte per le ferie e chi invece fa straordinari. Tra questi ci sono anche i topi d’appartamento. Siccome questa poco onorevole categoria oggi può operare pressoché indisturbata (oltre il 90% dei furti denunciati rimane senza un colpevole) è necessario provvedere personalmente alla salvaguardia dei propri beni.</text:p>
      <text:p text:style-name="P2">ALTERNATIVE</text:p>
      <text:p text:style-name="P2">Una difesa veramente efficace si ottiene combinando 4 tipi diversi di protezione:</text:p>
      <text:list text:style-name="WW8Num2">
        <text:list-item>
          <text:p text:style-name="P4">porta blindata per l’ingresso</text:p>
        </text:list-item>
        <text:list-item>
          <text:p text:style-name="P4">vetri antieffrazione, serrature alle tapparelle e grate antiscasso per finestre e balconi</text:p>
        </text:list-item>
        <text:list-item>
          <text:p text:style-name="P4">impianto d’allarme per l’interno dell’appartamento</text:p>
        </text:list-item>
        <text:list-item>
          <text:p text:style-name="P4">cassaforte per i valori.</text:p>
        </text:list-item>
      </text:list>
      <text:p text:style-name="P2">Tralasciare uno soltanto di questi aspetti, o perlomeno i primi tre se non si hanno valori liquidi in casa, significa vanificare tutte le spese fatte per proteggere l’immobile: una porta da 5 milioni non serve se poi i vetri della finestra si rompono con una mattonata e le tapparelle si sollevano con un cacciavite.</text:p>
      <text:p text:style-name="P2">PORTA BLINDATA (nota – resiste all’attacco di utensili manuali leggeri, rumorosi; o elettrici) <text:s/>Prima di sceglierla bisogna valutare la resistenza offerta dal muro, ed eventualmente rinforzarlo.</text:p>
      <text:p text:style-name="P2">VETRI BLINDATI I vetri blindati efficaci sono costituiti da due lastre separate da un foglio di materiale plastico, o da lastre di vetro accoppiate a lastre di plastica.</text:p>
      <text:p text:style-name="P2"/>
      <text:list text:style-name="WW8Num1" text:continue-numbering="true">
        <text:list-item>
          <text:p text:style-name="P3"><text:span text:style-name="T2">Inserire</text:span><text:span text:style-name="T3"> </text:span><text:span text:style-name="T1">un’interruzione di sezione (continua)</text:span><text:span text:style-name="T3"> prima del testo “</text:span><text:span text:style-name="T4">ALTERNATIVE</text:span><text:span text:style-name="T3">”. </text:span><text:span text:style-name="T2">Inserire</text:span><text:span text:style-name="T3"> </text:span><text:span text:style-name="T1">un’interruzione di sezione (pagina successiva</text:span><text:span text:style-name="T3">) prima di “</text:span><text:span text:style-name="T4">Tralasciare uno…”.</text:span><text:span text:style-name="T3"> </text:span><text:span text:style-name="T2">Inserire</text:span><text:span text:style-name="T3"> </text:span><text:span text:style-name="T1">un’interruzione di pagina</text:span><text:span text:style-name="T3"> prima di “</text:span><text:span text:style-name="T4">PORTA BLINDATA</text:span><text:span text:style-name="T3">”.</text:span></text:p>
        </text:list-item>
        <text:list-item>
          <text:p text:style-name="P5"><text:span text:style-name="T2">Mettere</text:span><text:span text:style-name="T3"> su </text:span><text:span text:style-name="T1">due colonne</text:span><text:span text:style-name="T3">, separate da una linea, la sezione che inizia con il testo “</text:span><text:span text:style-name="T4">ALTERNATIVE</text:span><text:span text:style-name="T3">”.</text:span></text:p>
        </text:list-item>
        <text:list-item>
          <text:p text:style-name="P5"><text:span text:style-name="T2">Mettere</text:span><text:span text:style-name="T3"> con orientamento </text:span><text:span text:style-name="T1">orizzontale</text:span><text:span text:style-name="T3"> la sezione che inizia con il testo “</text:span><text:span text:style-name="T4">Tralasciare uno…”.</text:span></text:p>
        </text:list-item>
        <text:list-item>
          <text:p text:style-name="P5"><text:span text:style-name="T2">Salvare</text:span><text:span text:style-name="T3"> il documento con il nome Sicurezza sul vostro Desktop. Inserire, dopo il titolo, dei campi di Writer con il nome del file, compreso il percorso completo, e la data di creazion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ottoargomento_20_2" style:display-name="Sottoargomento 2" style:family="paragraph" style:parent-style-name="Standard" style:list-style-name="WW8Num2">
      <style:paragraph-properties fo:margin-left="0cm" fo:margin-right="0cm" fo:text-indent="0cm" style:auto-text-indent="false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7:</dc:title>
    <meta:initial-creator>caresia</meta:initial-creator>
    <meta:creation-date>2006-07-19T17:24:00</meta:creation-date>
    <dc:creator>Marco Caresia</dc:creator>
    <dc:date>2006-07-19T17:41:51</dc:date>
    <meta:print-date>2004-05-20T11:11:00</meta:print-date>
    <dc:language>it-IT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293" meta:character-count="1971"/>
  </office:meta>
</office:document-meta>
</file>